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8.65cm" fo:min-width="83.6cm"/>
    </style:style>
    <style:style style:name="gr2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3" style:family="graphic" style:parent-style-name="standard">
      <style:graphic-properties draw:stroke="none" svg:stroke-width="0.018cm" svg:stroke-color="#000000" draw:marker-start-width="0.226cm" draw:marker-end-width="0.226cm" draw:fill="solid" draw:fill-color="#000000" draw:textarea-vertical-align="middle" fo:padding-top="0.133cm" fo:padding-bottom="0.133cm" fo:padding-left="0.258cm" fo:padding-right="0.258cm"/>
    </style:style>
    <style:style style:name="gr4" style:family="graphic" style:parent-style-name="standard">
      <style:graphic-properties draw:stroke="none" svg:stroke-width="0.018cm" svg:stroke-color="#000000" draw:marker-start-width="0.225cm" draw:marker-end-width="0.225cm" draw:fill="solid" draw:fill-color="#000000" draw:textarea-vertical-align="middle" fo:padding-top="0.132cm" fo:padding-bottom="0.132cm" fo:padding-left="0.257cm" fo:padding-right="0.257cm"/>
    </style:style>
    <style:style style:name="gr5" style:family="graphic" style:parent-style-name="standard">
      <style:graphic-properties draw:stroke="solid" svg:stroke-width="0.882cm" svg:stroke-color="#000000" draw:marker-start-width="1.288cm" draw:marker-end-width="1.288cm" draw:stroke-linejoin="miter" draw:fill="solid" draw:fill-color="#ed1c24" fo:padding-top="0.483cm" fo:padding-bottom="0.483cm" fo:padding-left="0.608cm" fo:padding-right="0.608cm"/>
    </style:style>
    <style:style style:name="gr6" style:family="graphic" style:parent-style-name="standard">
      <style:graphic-properties draw:stroke="solid" svg:stroke-width="0.882cm" svg:stroke-color="#0099b0" draw:marker-start-width="1.288cm" draw:marker-end-width="1.288cm" draw:stroke-linejoin="miter" draw:fill="solid" draw:fill-color="#ffffff" fo:padding-top="0.483cm" fo:padding-bottom="0.483cm" fo:padding-left="0.608cm" fo:padding-right="0.608cm"/>
    </style:style>
    <style:style style:name="gr7" style:family="graphic" style:parent-style-name="standard">
      <style:graphic-properties draw:stroke="none" svg:stroke-width="0.018cm" svg:stroke-color="#000000" draw:marker-start-width="0.226cm" draw:marker-end-width="0.226cm" draw:fill="solid" draw:fill-color="#0099b0" draw:textarea-vertical-align="middle" fo:padding-top="0.133cm" fo:padding-bottom="0.133cm" fo:padding-left="0.258cm" fo:padding-right="0.258cm"/>
    </style:style>
    <style:style style:name="gr8" style:family="graphic" style:parent-style-name="standard">
      <style:graphic-properties draw:stroke="none" svg:stroke-width="0.018cm" svg:stroke-color="#000000" draw:marker-start-width="0.225cm" draw:marker-end-width="0.225cm" draw:fill="solid" draw:fill-color="#0099b0" draw:textarea-vertical-align="middle" fo:padding-top="0.132cm" fo:padding-bottom="0.132cm" fo:padding-left="0.257cm" fo:padding-right="0.2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6.25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ed1c24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99b0"/>
      <style:paragraph-properties fo:text-align="center"/>
    </style:style>
    <style:style style:name="P7" style:family="paragraph">
      <style:paragraph-properties fo:text-align="center"/>
      <style:text-properties fo:font-size="300pt"/>
    </style:style>
    <style:style style:name="P8" style:family="paragraph">
      <loext:graphic-properties draw:fill="none" draw:fill-color="#ffffff"/>
      <style:paragraph-properties fo:text-align="center"/>
      <style:text-properties style:font-name="Consolas1" fo:font-size="300pt"/>
    </style:style>
    <style:style style:name="P9" style:family="paragraph">
      <style:paragraph-properties fo:text-align="center"/>
    </style:style>
    <style:style style:name="T1" style:family="text">
      <style:text-properties style:font-name="Consolas1"/>
    </style:style>
    <style:style style:name="T2" style:family="text">
      <style:text-properties style:font-name="Consolas1" fo:font-size="3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4.1cm" svg:height="118.9cm" svg:x="0cm" svg:y="0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24.799cm" svg:height="21.599cm" svg:x="115.182cm" svg:y="-17.69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3" draw:text-style-name="P3" draw:layer="layout" svg:width="26.798cm" svg:height="8.112cm" svg:x="114.166cm" svg:y="-28.099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3" draw:text-style-name="P3" draw:layer="layout" svg:width="43.077cm" svg:height="10.899cm" svg:x="106.083cm" svg:y="-40.59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4" draw:text-style-name="P3" draw:layer="layout" svg:width="59.369cm" svg:height="13.692cm" svg:x="97.9cm" svg:y="-53.1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5" draw:text-style-name="P4" draw:layer="layout" svg:width="24.799cm" svg:height="21.599cm" svg:x="27.682cm" svg:y="74.901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3" draw:text-style-name="P3" draw:layer="layout" svg:width="26.798cm" svg:height="8.112cm" svg:x="26.666cm" svg:y="64.501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3" draw:text-style-name="P3" draw:layer="layout" svg:width="43.077cm" svg:height="10.899cm" svg:x="18.583cm" svg:y="52.001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4" draw:text-style-name="P3" draw:layer="layout" svg:width="59.369cm" svg:height="13.692cm" svg:x="10.4cm" svg:y="39.5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6" draw:text-style-name="P5" draw:layer="layout" svg:width="24.799cm" svg:height="21.599cm" svg:x="-52.5cm" svg:y="69.8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7" draw:text-style-name="P6" draw:layer="layout" svg:width="26.798cm" svg:height="8.112cm" svg:x="-53.516cm" svg:y="59.4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7" draw:text-style-name="P6" draw:layer="layout" svg:width="43.077cm" svg:height="10.899cm" svg:x="-61.599cm" svg:y="46.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8" draw:text-style-name="P6" draw:layer="layout" svg:width="59.369cm" svg:height="13.692cm" svg:x="-69.782cm" svg:y="34.3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frame draw:style-name="gr9" draw:text-style-name="P8" draw:layer="layout" svg:width="63.4cm" svg:height="16.501cm" svg:x="14.8cm" svg:y="20.5cm">
          <draw:text-box>
            <text:p text:style-name="P7"><text:span text:style-name="T1">БС КомБО</text:span></text:p>
          </draw:text-box>
        </draw:frame>
        <draw:frame draw:style-name="gr10" draw:text-style-name="P8" draw:layer="layout" svg:width="59.4cm" svg:height="12.575cm" svg:x="12.4cm" svg:y="103.9cm">
          <draw:text-box>
            <text:p text:style-name="P9"><text:span text:style-name="T2">#bs_komb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1T15:50:03.659731802</dc:date>
    <meta:editing-duration>PT1H21M32S</meta:editing-duration>
    <meta:editing-cycles>16</meta:editing-cycles>
    <meta:generator>LibreOffice/6.4.7.2$Linux_X86_64 LibreOffice_project/40$Build-2</meta:generator>
    <meta:document-statistic meta:object-count="15"/>
  </office:meta>
</office:document-meta>
</file>